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fo:color="#000000" style:font-name="Times New Roman" fo:font-size="10pt" fo:background-color="transparent" style:font-size-asian="10pt" style:font-size-complex="10pt"/>
    </style:style>
    <style:style style:name="P2" style:family="paragraph" style:parent-style-name="Preformatted_20_Text">
      <style:text-properties fo:color="#000000" style:font-name="Times New Roman" fo:font-size="12pt" fo:background-color="transparent" style:font-size-asian="12pt" style:font-size-complex="12pt"/>
    </style:style>
    <style:style style:name="P3" style:family="paragraph" style:parent-style-name="Preformatted_20_Text">
      <style:paragraph-properties fo:margin-top="0cm" fo:margin-bottom="0.499cm"/>
      <style:text-properties fo:color="#000000" style:font-name="Times New Roman" fo:font-size="10pt" fo:background-color="transparent" style:font-size-asian="10pt" style:font-size-complex="10pt"/>
    </style:style>
    <style:style style:name="P4" style:family="paragraph" style:parent-style-name="Preformatted_20_Text">
      <style:paragraph-properties fo:margin-top="0cm" fo:margin-bottom="0.499cm"/>
      <style:text-properties fo:color="#000000" style:font-name="Times New Roman" fo:font-size="12pt" fo:font-weight="bold" fo:background-color="transparent" style:font-size-asian="12pt" style:font-weight-asian="bold" style:font-size-complex="12pt" style:font-weight-complex="bold"/>
    </style:style>
    <style:style style:name="P5" style:family="paragraph" style:parent-style-name="Preformatted_20_Text">
      <style:paragraph-properties fo:margin-top="0cm" fo:margin-bottom="0.499cm"/>
      <style:text-properties fo:color="#000000" style:font-name="Times New Roman" fo:font-size="12pt" fo:background-color="transparent" style:font-size-asian="12pt" style:font-size-complex="12pt"/>
    </style:style>
    <style:style style:name="P6" style:family="paragraph" style:parent-style-name="Standard">
      <style:paragraph-properties fo:margin-top="0cm" fo:margin-bottom="0.499cm"/>
      <style:text-properties fo:color="#000000" style:font-name="Times New Roman" fo:font-size="12pt" fo:background-color="transparent" style:font-size-asian="12pt" style:font-size-complex="12pt"/>
    </style:style>
    <style:style style:name="P7" style:family="paragraph" style:parent-style-name="Standard">
      <style:text-properties fo:color="#000000" style:font-name="Times New Roman" fo:font-size="12pt" fo:font-weight="bold" fo:background-color="transparent" style:font-size-asian="12pt" style:font-weight-asian="bold" style:font-size-complex="12pt" style:font-weight-complex="bold"/>
    </style:style>
    <style:style style:name="P8" style:family="paragraph" style:parent-style-name="Standard">
      <style:text-properties fo:color="#000000" style:font-name="Times New Roman" fo:font-size="12pt" fo:background-color="transparent" style:font-size-asian="12pt" style:font-size-complex="12pt"/>
    </style:style>
    <style:style style:name="P9" style:family="paragraph" style:parent-style-name="Standard">
      <style:text-properties fo:font-weight="bold" style:font-weight-asian="bold" style:font-weight-complex="bold"/>
    </style:style>
    <style:style style:name="P10" style:family="paragraph" style:parent-style-name="Preformatted_20_Text">
      <style:paragraph-properties fo:margin-top="0cm" fo:margin-bottom="0.499cm"/>
      <style:text-properties fo:color="#000000" style:font-name="Times New Roman" fo:font-size="12pt" fo:background-color="transparent" style:font-size-asian="12pt" style:font-size-complex="12pt"/>
    </style:style>
    <style:style style:name="P11" style:family="paragraph" style:parent-style-name="Preformatted_20_Text">
      <style:paragraph-properties fo:margin-top="0cm" fo:margin-bottom="0.499cm"/>
      <style:text-properties fo:color="#000000" style:font-name="Times New Roman" fo:font-size="12pt" fo:font-weight="bold" fo:background-color="transparent" style:font-size-asian="12pt" style:font-weight-asian="bold" style:font-size-complex="12pt" style:font-weight-complex="bold"/>
    </style:style>
    <style:style style:name="P12" style:family="paragraph" style:parent-style-name="Preformatted_20_Text">
      <style:paragraph-properties fo:margin-top="0cm" fo:margin-bottom="0.499cm"/>
      <style:text-properties fo:color="#000000" style:font-name="Times New Roman" fo:font-size="10pt" fo:background-color="transparent" style:font-size-asian="10pt" style:font-size-complex="10pt"/>
    </style:style>
    <style:style style:name="P13" style:family="paragraph" style:parent-style-name="Preformatted_20_Text">
      <style:text-properties fo:color="#000000" style:font-name="Times New Roman" fo:font-size="12pt" fo:background-color="transparent" style:font-size-asian="12pt" style:font-size-complex="12pt"/>
    </style:style>
    <style:style style:name="P14" style:family="paragraph" style:parent-style-name="Text_20_body">
      <style:paragraph-properties fo:margin-top="0cm" fo:margin-bottom="0.499cm"/>
      <style:text-properties fo:color="#000000" style:font-name="Times New Roman" fo:font-size="10pt" fo:background-color="transparent" style:font-size-asian="10pt" style:font-size-complex="10pt"/>
    </style:style>
    <style:style style:name="P15" style:family="paragraph" style:parent-style-name="Text_20_body">
      <style:text-properties fo:color="#000000" style:font-name="Times New Roman" fo:font-size="12pt" fo:background-color="transparent" style:font-size-asian="12pt" style:font-size-complex="12pt"/>
    </style:style>
    <style:style style:name="T1"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ve spent any time browsing the web, you’re probably aware that a contact form is a crucial component for many websites. It serves as a direct line of communication between users and website owners, making it easy for visitors to reach out with inquiries, feedback, or support requests. In this tutorial, we will guide you through the process of creating a simple yet functional email contact form using Django, a web framwork based on Python. By the end of this tutorial, you’ll not only have a working contact form but also a deeper understanding of Django's form handling and email functionalities. Let’s get started!</text:p>
      <text:p text:style-name="Standard"/>
      <text:p text:style-name="Text_20_body">In this tutorial, we’ll take a hands-on approach to create a simple email contact form. While this contact form is fully functional, it’s important to note that it’s designed for learning purposes only and may not be suitable for a production environment. We won’t be incorporating any spam protection, and we'll rely on Python's built-in mail server instead of a more robust mail server option. </text:p>
      <text:p text:style-name="Text_20_body"/>
      <text:p text:style-name="Text_20_body">0. Prerequisites</text:p>
      <text:p text:style-name="Text_20_body">Before creating the email contact form, ensure you have a Django project set up with a virtual environment, an app, an HTML template, and the appropriate routing in place. If you need a little refresher on any of these components, feel free to check out my previous tutorial for a comprehensive overview. </text:p>
      <text:p text:style-name="Text_20_body"/>
      <text:p text:style-name="Text_20_body"/>
      <text:p text:style-name="P8">Supppose: In urls.py: urlpatterns = [</text:p>
      <text:p text:style-name="P2"><text:s text:c="4"/>path('', views.home, name="home"),</text:p>
      <text:p text:style-name="P2"><text:s text:c="4"/>path('contact.html', views.contact, name="contact"),</text:p>
      <text:p text:style-name="P6">]</text:p>
      <text:p text:style-name="P7"/>
      <text:p text:style-name="P9">1. Add the form to the html template </text:p>
      <text:p text:style-name="P9">in the templates folder of your app, create a contact.html. with this content: </text:p>
      <text:p text:style-name="Standard"/>
      <text:p text:style-name="P1">&lt;!-- FORM --&gt;</text:p>
      <text:p text:style-name="P1"><text:s text:c="12"/>&lt;form action="{% url 'contact' %}" method="post"&gt;</text:p>
      <text:p text:style-name="P1"><text:s text:c="14"/>{% csrf_token %}</text:p>
      <text:p text:style-name="P1"><text:s text:c="14"/>&lt;div class="form-group"&gt;</text:p>
      <text:p text:style-name="P1"><text:s text:c="16"/>&lt;input type="text" name="name" class="form-control" placeholder="Your Name"&gt;</text:p>
      <text:p text:style-name="P1"><text:s text:c="14"/>&lt;/div&gt;</text:p>
      <text:p text:style-name="P1"><text:s text:c="14"/>&lt;div class="form-group"&gt;</text:p>
      <text:p text:style-name="P1"><text:s text:c="16"/>&lt;input type="text" name="email" class="form-control" placeholder="Your Email"&gt;</text:p>
      <text:p text:style-name="P1"><text:s text:c="14"/>&lt;/div&gt;</text:p>
      <text:p text:style-name="P1"><text:s text:c="14"/>&lt;div class="form-group"&gt;</text:p>
      <text:p text:style-name="P1"><text:s text:c="16"/>&lt;input type="text" name="subject" class="form-control" placeholder="Subject"&gt;</text:p>
      <text:p text:style-name="P1"><text:s text:c="14"/>&lt;/div&gt;</text:p>
      <text:p text:style-name="P1"><text:s text:c="14"/>&lt;div class="form-group"&gt;</text:p>
      <text:p text:style-name="P1"><text:s text:c="16"/>&lt;textarea name="message" id="" cols="30" rows="7" class="form-control" placeholder="Message"&gt;&lt;/textarea&gt;</text:p>
      <text:p text:style-name="P1"><text:s text:c="14"/>&lt;/div&gt;</text:p>
      <text:p text:style-name="P1"><text:s text:c="14"/>&lt;div class="form-group"&gt;</text:p>
      <text:p text:style-name="P1"><text:s text:c="16"/>&lt;input type="submit" value="Send Message" class="btn btn-primary py-3 px-5"&gt;</text:p>
      <text:p text:style-name="P1"><text:s text:c="14"/>&lt;/div&gt;</text:p>
      <text:p text:style-name="P1"><text:s text:c="12"/>&lt;/form&gt;</text:p>
      <text:p text:style-name="P1"><text:s text:c="10"/>&lt;/div&gt;</text:p>
      <text:p text:style-name="P1"><text:s text:c="10"/>{% if msg_name %}</text:p>
      <text:p text:style-name="P1"><text:s text:c="10"/>&lt;div class="col-md-6" id="ack"&gt;&lt;h2&gt;Thanks {{ msg_name }}&lt;/h2&gt;</text:p>
      <text:p text:style-name="P1"><text:s text:c="6"/>&lt;p&gt;We received your email and will respond shortly.&lt;/p&gt;</text:p>
      <text:p text:style-name="P1"><text:soft-page-break/><text:s text:c="6"/>&lt;br/&gt;&lt;br/&gt;&lt;/div&gt;</text:p>
      <text:p text:style-name="P3"><text:s text:c="10"/>{% else %}</text:p>
      <text:p text:style-name="P3">// display sth else</text:p>
      <text:p text:style-name="P3">{% endif %}</text:p>
      <text:p text:style-name="P14">In this HTML code for the contact form, you’ll notice a blend of standard HTML and Django's templating language, which is easily identifiable by the curly brackets and ampersand signs. The <text:span text:style-name="Source_20_Text">method="POST"</text:span> statement plays a crucial role here; it defines the type of HTTP request that will be initiated when a user submits the form. Understanding HTTP requests is fundamental to web communication. While the most commonly used request is GET—used to retrieve content from a server—a POST request signifies that we want to send data back to the server, like submitting the form data rather than just reading information.</text:p>
      <text:p text:style-name="Text_20_body">In Django, every form must include the <text:span text:style-name="Source_20_Text">{% csrf_token %}</text:span>, which is essential for protecting against Cross-Site Request Forgery attacks. If you're curious to learn more about this security measure, I encourage you to explore additional resources on the topic. </text:p>
      <text:p text:style-name="Text_20_body">Next up, we have our various input elements, represented by the <text:span text:style-name="Source_20_Text">&lt;input&gt;</text:span> tag. In this case, all input types are set to "text." Each input element is assigned a name, which will be vital for capturing the user’s entries, as you'll see in the next steps. The placeholder attribute is optional; it simply provides a hint of what information is expected as long as the field remains empty. To wrap things up, we’ll add a submit button labeled "Send Message."</text:p>
      <text:p text:style-name="Text_20_body">Lastly, within the range of <text:span text:style-name="Source_20_Text">{% if msg_name %}</text:span> and <text:span text:style-name="Source_20_Text">{% endif %}</text:span>, we create a special section that only appears after the user submits the form. Before submission, there won't be any <text:span text:style-name="Source_20_Text">msg_name</text:span> in the context, and thus, no message will be displayed. The context is a special variable we can hand over to the template before rendering it to the user. You'll soon see this in action. Our goal here is to offer users personalized feedback once they’ve sent their message, reassuring them that their submission is on its way. </text:p>
      <text:p text:style-name="P3"><text:span text:style-name="T1"/></text:p>
      <text:p text:style-name="P4">2. Create function in views.py</text:p>
      <text:p text:style-name="P6">As a next step, you’ll want to create a corresponding function in <text:span text:style-name="Source_20_Text">views.py</text:span> that captures the content submitted through the form and processes it accordingly. If there’s no user input, this function can simply render the website template as is, ensuring a smooth user experience. This way, we can handle both form submissions and regular visits to the page in one view function.</text:p>
      <text:p text:style-name="P1">def contact(request):</text:p>
      <text:p text:style-name="P1"><text:s text:c="4"/>if request.method == "POST":</text:p>
      <text:p text:style-name="P1"><text:s text:c="8"/>msg_name = request.POST['name']</text:p>
      <text:p text:style-name="P1"><text:s text:c="8"/>msg_email = request.POST['email']</text:p>
      <text:p text:style-name="P1"><text:s text:c="8"/>msg_subject = request.POST['subject']</text:p>
      <text:p text:style-name="P1"><text:s text:c="8"/>msg_message = request.POST['message']</text:p>
      <text:p text:style-name="P1"><text:s text:c="8"/># send an email to the dentist</text:p>
      <text:p text:style-name="P1"><text:s text:c="8"/>send_mail(</text:p>
      <text:p text:style-name="P1"><text:s text:c="12"/>'message from ' + msg_name + ' ' + msg_subject, # subject</text:p>
      <text:p text:style-name="P1"><text:s text:c="12"/>msg_message, # message</text:p>
      <text:p text:style-name="P1"><text:s text:c="12"/>msg_email, # from email</text:p>
      <text:p text:style-name="P1"><text:s text:c="12"/>['dentist@gmail-com'], # To Email. dummy email!</text:p>
      <text:p text:style-name="P1"><text:s text:c="8"/>)</text:p>
      <text:p text:style-name="P1"><text:s text:c="8"/>return render(request, 'dwebsite/contact.html', {'msg_name': msg_name})</text:p>
      <text:p text:style-name="P1"><text:s text:c="4"/>else:</text:p>
      <text:p text:style-name="P3"><text:s text:c="8"/>return render(request, 'dwebsite/contact.html', {})</text:p>
      <text:p text:style-name="P3"/>
      <text:p text:style-name="P4"><text:soft-page-break/>3. Setup Mailserver </text:p>
      <text:p text:style-name="P5">for this form to actually send an email after submission, you need a running mailserver. Fortunately, send_mail ships with a mini mailserver you can use for testing and debugging purposes. You have to include this in your settings.py to get up and running with it:</text:p>
      <text:p text:style-name="P2"># test method for sending email: pythons own sendmail server</text:p>
      <text:p text:style-name="P2"># Email Settings</text:p>
      <text:p text:style-name="P2">EMAIL_HOST = 'localhost'</text:p>
      <text:p text:style-name="P2">EMAIL_PORT = 1025 # different than 8000</text:p>
      <text:p text:style-name="P2">EMAIL_HOST_USER = '&lt;EMAIL&gt;' # put this in OS environ</text:p>
      <text:p text:style-name="P2">EMAIL_HOST_PASSWORD = '' # put this in OS environ</text:p>
      <text:p text:style-name="P2">EMAIL_USE_TLS = False # set True for production</text:p>
      <text:p text:style-name="P5"># EMAIL_USE_SSL = False # same</text:p>
      <text:p text:style-name="P5"/>
      <text:p text:style-name="P5">4. Start Mailserver and test application </text:p>
      <text:p text:style-name="P2">For starting this mini-mailserver, open a fresh terminal. inside the virtual environment, go to manage.py level. Run this command in the termibal: python -m smtpd -n -c DebuggingServer localhost:1025</text:p>
      <text:p text:style-name="P5"/>
      <text:p text:style-name="P2">5. Final word on sending mail in production:</text:p>
      <text:p text:style-name="P15">When it comes to sending emails in a production environment, the approach you take largely depends on the email provider used by the website owner. I encourage you to take a moment to Google the phrase "send_email with &lt;mail provider&gt;" to gather specific information relevant to your situation. You’ll need details like the host, port, and the website owner’s email address.</text:p>
      <text:p text:style-name="Text_20_body">For example, if you’re using Gmail, it’s important to note that, by default, Gmail doesn’t permit third-party applications to send emails. In the past, enabling the "allow less secure apps" setting made this possible, but that’s not the most secure route. Instead, a more effective approach is to create a dedicated app in Google and generate a specific password for it. This way, you won’t have to share your main Google password, enhancing your security.</text:p>
      <text:p text:style-name="Text_20_body">To set this up, remember to enable two-factor authentication (2FA) on the Google account first. This added layer of security not only protects your account but also gives you peace of mind as you engage with your users. By following these steps, you’ll be well on your way to implementing a reliable and secure email-sending solution for your production websit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8T13:05:10</meta:creation-date>
    <meta:generator>OpenOffice/4.1.11$Unix OpenOffice.org_project/4111m1$Build-9808</meta:generator>
    <dc:date>2024-10-18T15:26:12</dc:date>
    <meta:editing-duration>PT57M35S</meta:editing-duration>
    <meta:editing-cycles>8</meta:editing-cycles>
    <meta:document-statistic meta:table-count="0" meta:image-count="0" meta:object-count="0" meta:page-count="3" meta:paragraph-count="75" meta:word-count="1133" meta:character-count="7702"/>
  </office:meta>
</office:document-meta>
</file>